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5840000009F764EB4DDB0DD484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2.363cm"/>
    </style:style>
    <style:style style:name="pr2" style:family="presentation" style:parent-style-name="Midnightblue1-subtitle">
      <style:graphic-properties draw:fill-color="#ffffff" draw:textarea-vertical-align="bottom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text-properties fo:color="#333333" style:text-outline="false" style:font-name="Cooper Std Black1" fo:font-size="32pt" fo:language="en" fo:country="GB" style:font-name-asian="CMBX122" style:font-size-asian="32pt" style:font-name-complex="CMBX122" style:font-size-complex="32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/>
      <style:text-properties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loext:graphic-properties draw:fill-color="#ffffff"/>
      <style:text-properties fo:font-size="20pt" fo:language="en" fo:country="GB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333333" style:text-outline="false" style:text-line-through-style="none" style:text-line-through-type="none" style:font-name="Source Code Pro Black2" fo:font-size="32pt" fo:language="en" fo:country="GB" fo:font-style="normal" fo:text-shadow="none" style:text-underline-style="none" fo:font-weight="900" style:letter-kerning="true" style:font-name-asian="CMBX122" style:font-size-asian="32pt" style:font-style-asian="normal" style:font-weight-asian="900" style:font-name-complex="CMBX12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font-name="Source Code Pro Black2" fo:font-size="32pt" fo:language="en" fo:country="GB" style:font-name-asian="CMBX122" style:font-size-asian="32pt" style:font-name-complex="CMBX122" style:font-size-complex="32pt"/>
    </style:style>
    <style:style style:name="T3" style:family="text">
      <style:text-properties fo:language="en" fo:country="GB"/>
    </style:style>
    <style:style style:name="T4" style:family="text">
      <style:text-properties style:font-name="Source Sans Pro4" fo:font-size="28pt" fo:language="en" fo:country="GB" fo:font-weight="normal" style:font-size-asian="26pt" style:font-weight-asian="normal" style:font-size-complex="28pt" style:font-weight-complex="normal"/>
    </style:style>
    <style:style style:name="T5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2" fo:font-size="28pt" fo:language="en" fo:country="GB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6pt" style:font-size-complex="28pt"/>
    </style:style>
    <style:style style:name="T8" style:family="text">
      <style:text-properties fo:font-size="26pt" style:font-size-asian="24pt" style:font-size-complex="26pt"/>
    </style:style>
    <style:style style:name="T9" style:family="text">
      <style:text-properties fo:font-size="24pt" fo:language="en" fo:country="GB" style:font-size-asian="22pt" style:font-size-complex="24pt"/>
    </style:style>
    <style:style style:name="T10" style:family="text">
      <style:text-properties fo:font-size="22pt" fo:language="en" fo:country="GB" style:font-size-asian="20pt" style:font-size-complex="22pt"/>
    </style:style>
    <style:style style:name="T11" style:family="text">
      <style:text-properties fo:color="#990000" fo:font-size="22pt" fo:language="en" fo:country="GB" style:font-size-asian="20pt" style:font-size-complex="22pt"/>
    </style:style>
    <style:style style:name="T12" style:family="text">
      <style:text-properties style:text-position="-33% 58%" fo:font-size="22pt" fo:language="en" fo:country="GB" style:font-size-asian="20pt" style:font-size-complex="22pt"/>
    </style:style>
    <style:style style:name="T13" style:family="text">
      <style:text-properties style:text-position="0% 100%" fo:font-size="22pt" fo:language="en" fo:country="GB" style:font-size-asian="20pt" style:font-size-complex="22pt"/>
    </style:style>
    <style:style style:name="T14" style:family="text">
      <style:text-properties fo:font-size="24pt" fo:language="en" fo:country="GB" fo:font-style="italic" fo:font-weight="normal" style:font-size-asian="22pt" style:font-style-asian="italic" style:font-weight-asian="normal" style:font-size-complex="24pt" style:font-style-complex="italic" style:font-weight-complex="normal"/>
    </style:style>
    <style:style style:name="T15" style:family="text">
      <style:text-properties fo:font-size="22pt" fo:language="en" fo:country="GB" fo:font-style="italic" style:font-size-asian="20pt" style:font-size-complex="22pt"/>
    </style:style>
    <style:style style:name="T16" style:family="text">
      <style:text-properties fo:font-size="21.2000007629395pt" fo:language="en" fo:country="GB" style:font-size-asian="21.2000007629395pt" style:font-size-complex="21.2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2.363cm" svg:x="1cm" svg:y="0.8cm" presentation:class="title" presentation:user-transformed="true">
          <draw:text-box>
            <text:p><text:span text:style-name="T1">Oracles</text:span><text:span text:style-name="T2"><text:line-break/></text:span><text:span text:style-name="T2">between blockchains</text:span><text:span text:style-name="T2"><text:line-break/></text:span><text:span text:style-name="T2">and the</text:span><text:span text:style-name="T2"><text:line-break/></text:span><text:span text:style-name="T2">outside world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3">Matthieu BETTING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ummary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Oracles: Theory and practice</text:p>
              </text:list-item>
              <text:list-item>
                <text:p>Standardization &amp; Interoperability</text:p>
              </text:list-item>
              <text:list-item>
                <text:p>Data provisioning trade-off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Motivation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Blockchains are closed systems</text:span></text:p>
                <text:list>
                  <text:list-header>
                    <text:p><text:span text:style-name="T3">→ </text:span><text:span text:style-name="T3">they cannot read/write data of off-chain systems</text:span></text:p>
                    <text:p><text:span text:style-name="T3">→ </text:span><text:span text:style-name="T3">off-chain entities provide data</text:span></text:p>
                  </text:list-header>
                </text:list>
                <text:p><text:span text:style-name="T4">→ </text:span><text:span text:style-name="T4">Need for data provisioning systems</text:span></text:p>
                <text:p><text:span text:style-name="T4"/></text:p>
              </text:list-item>
              <text:list-item>
                <text:p><text:span text:style-name="T3">Use cases for smart contracts in IoT (Industry 4.0, Smart Cities,...), Education, Health and more</text:span></text:p>
                <text:list>
                  <text:list-item>
                    <text:p><text:span text:style-name="T3">Rely on off-chain data or events</text:span></text:p>
                    <text:p><text:span text:style-name="T3">→ </text:span><text:span text:style-name="T3">Need for </text:span><text:span text:style-name="T5">trustworthy</text:span><text:span text:style-name="T3"> data provisioning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Oracles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Link blockchains to off-chain data and events (even to other blockchains)</text:span></text:p>
                <text:p><text:span text:style-name="T3"/></text:p>
              </text:list-item>
              <text:list-item>
                <text:p><text:span text:style-name="T3">Two components:</text:span></text:p>
                <text:list>
                  <text:list-item>
                    <text:p><text:span text:style-name="T3">Off-chain: data collection, processing, transmission wrt. requests</text:span></text:p>
                  </text:list-item>
                  <text:list-item>
                    <text:p><text:span text:style-name="T3">On-chain: interfaces requesting/accepting data + storage</text:span></text:p>
                    <text:p><text:span text:style-name="T3"/></text:p>
                  </text:list-item>
                </text:list>
              </text:list-item>
              <text:list-item>
                <text:p><text:span text:style-name="T3">The proportion of on/off-chain computation depends on the architectu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Types of oracles (Mühlberger et al. 2020)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3">Is it the data recipient who requests the data transfer ?</text:span></text:p>
                <text:list>
                  <text:list-item>
                    <text:p><text:span text:style-name="T3">Yes → Pull-based</text:span></text:p>
                  </text:list-item>
                  <text:list-item>
                    <text:p><text:span text:style-name="T3">No → Push-based (another entity is responsible)</text:span></text:p>
                  </text:list-item>
                </text:list>
                <text:p><text:span text:style-name="T3"/></text:p>
              </text:list-item>
              <text:list-item>
                <text:p><text:span text:style-name="T3">What is the data transfer path ?</text:span></text:p>
                <text:list>
                  <text:list-item>
                    <text:p><text:span text:style-name="T6">Blockchain to outside world → </text:span><text:span text:style-name="T3">Outbound</text:span></text:p>
                  </text:list-item>
                  <text:list-item>
                    <text:p><text:span text:style-name="T6">Outside world to blockchain → In</text:span><text:span text:style-name="T3">bou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Goal : Feed data to the smart contract</text:span></text:p>
              </text:list-item>
              <text:list-item>
                <text:p><text:span text:style-name="T7">Behaviour :</text:span></text:p>
                <text:list>
                  <text:list-item>
                    <text:p><text:span text:style-name="T7">EOAs (Externally Owned Accounts) send transactions</text:span></text:p>
                  </text:list-item>
                  <text:list-item>
                    <text:p><text:span text:style-name="T7">Passive recipient smart contract</text:span></text:p>
                  </text:list-item>
                </text:list>
                <text:p/>
              </text:list-item>
              <text:list-item>
                <text:p><text:span text:style-name="T7">Example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ll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7">Goal : Retrieve data from the smart contract</text:span></text:p>
              </text:list-item>
              <text:list-item>
                <text:p><text:span text:style-name="T7">Behaviour :</text:span></text:p>
                <text:list>
                  <text:list-item>
                    <text:p><text:span text:style-name="T8">Queries &amp; Filters: off-chain systems read the state of the contract</text:span></text:p>
                  </text:list-item>
                  <text:list-item>
                    <text:p><text:span text:style-name="T8">Passive data source smart contract</text:span></text:p>
                  </text:list-item>
                </text:list>
                <text:p/>
              </text:list-item>
              <text:list-item>
                <text:p><text:span text:style-name="T7">Example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ush-outbound orac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8"><text:span text:style-name="T7">Goal : Enable reaction of offchain systems</text:span></text:p>
              </text:list-item>
              <text:list-item>
                <text:p text:style-name="P8"><text:span text:style-name="T7">Behaviour : </text:span></text:p>
                <text:list>
                  <text:list-item>
                    <text:p><text:span text:style-name="T7">Events or requests stored in the smart contract’s state</text:span></text:p>
                  </text:list-item>
                  <text:list-item>
                    <text:p><text:span text:style-name="T7">Active smart contract (still needs an EOA to initiate the request’s creation)</text:span></text:p>
                  </text:list-item>
                </text:list>
                <text:p text:style-name="P8"><text:span text:style-name="T7"/></text:p>
              </text:list-item>
              <text:list-item>
                <text:p><text:span text:style-name="T7">Example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ull-inbound oracl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Goal : request and receive specific data</text:span></text:p>
              </text:list-item>
              <text:list-item>
                <text:p><text:span text:style-name="T7">Behaviour : </text:span></text:p>
                <text:list>
                  <text:list-item>
                    <text:p><text:span text:style-name="T7">Events or requests stored in the smart contract’s state</text:span></text:p>
                  </text:list-item>
                  <text:list-item>
                    <text:p><text:span text:style-name="T7">Active smart contract (still needs an EOA to initiate the request’s creation)</text:span></text:p>
                  </text:list-item>
                </text:list>
                <text:p><text:span text:style-name="T7"/></text:p>
              </text:list-item>
              <text:list-item>
                <text:p><text:span text:style-name="T7">Example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Real-world oracle system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hainLink V1</text:p>
                <text:p/>
              </text:list-item>
              <text:list-item>
                <text:p>Astrea</text:p>
                <text:p/>
              </text:list-item>
              <text:list-item>
                <text:p>DOS (Decentralized Oracle System)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Event-based programming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9">In Solidity:</text:span></text:p>
                <text:list>
                  <text:list-header>
                    <text:p><text:span text:style-name="T10">event </text:span><text:span text:style-name="T11">NamedEvent</text:span><text:span text:style-name="T10">(Type</text:span><text:span text:style-name="T12">1</text:span><text:span text:style-name="T10">,T</text:span><text:span text:style-name="T12">2</text:span><text:span text:style-name="T10">,T</text:span><text:span text:style-name="T12">3</text:span><text:span text:style-name="T13">,...</text:span><text:span text:style-name="T10">);</text:span><text:span text:style-name="T10"><text:tab/></text:span><text:span text:style-name="T10"><text:tab/></text:span><text:span text:style-name="T10">→ declaration in class’ body</text:span></text:p>
                    <text:p><text:span text:style-name="T10">emit </text:span><text:span text:style-name="T11">NamedEvent</text:span><text:span text:style-name="T10">(param</text:span><text:span text:style-name="T12">1</text:span><text:span text:style-name="T10">,p</text:span><text:span text:style-name="T12">2</text:span><text:span text:style-name="T10">,p</text:span><text:span text:style-name="T12">3</text:span><text:span text:style-name="T13">,...</text:span><text:span text:style-name="T10">);</text:span><text:span text:style-name="T10"><text:tab/></text:span><text:span text:style-name="T10"><text:tab/></text:span><text:span text:style-name="T10">→ call in a function’s body</text:span></text:p>
                  </text:list-header>
                </text:list>
              </text:list-item>
              <text:list-item>
                <text:p><text:span text:style-name="T9">Event parameters (up to three) can be </text:span><text:span text:style-name="T14">indexed</text:span><text:span text:style-name="T9"> for easier filtering</text:span></text:p>
                <text:p><text:span text:style-name="T9"/></text:p>
              </text:list-item>
              <text:list-item>
                <text:p><text:span text:style-name="T9">In Java/web3j:</text:span></text:p>
                <text:list>
                  <text:list-header>
                    <text:p><text:span text:style-name="T10">contractInstance.</text:span><text:span text:style-name="T11">NamedEvent</text:span><text:span text:style-name="T10">Flowable(...).subscribe(event → { /</text:span><text:span text:style-name="T15">*event handling*</text:span><text:span text:style-name="T10">/ })</text:span></text:p>
                  </text:list-header>
                </text:list>
              </text:list-item>
              <text:list-item>
                <text:p><text:span text:style-name="T16">In JS/web3js:</text:span></text:p>
                <text:list>
                  <text:list-header>
                    <text:p><text:span text:style-name="T10">var namedEvent = constractInstance.</text:span><text:span text:style-name="T11">NamedEvent</text:span><text:span text:style-name="T10">();</text:span></text:p>
                    <text:p><text:span text:style-name="T10">namedEvent.watch(function(error, result){ /*event handling*/ });</text:span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Standardization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EIPs: Ethereum Improvement Proposals</text:span></text:p>
                <text:list>
                  <text:list-item>
                    <text:p><text:span text:style-name="T3">EIP-1154: push-inbound &amp; pull-outbound oracles</text:span></text:p>
                    <text:list>
                      <text:list-item>
                        <text:p><text:span text:style-name="T3">Abandoned by the community (but still used by iExec)</text:span></text:p>
                        <text:p><text:span text:style-name="T3"/></text:p>
                      </text:list-item>
                    </text:list>
                  </text:list-item>
                  <text:list-item>
                    <text:p><text:span text:style-name="T3">EIP-2362: interface for pull-based price-feed oracles</text:span></text:p>
                    <text:list>
                      <text:list-item>
                        <text:p><text:span text:style-name="T3">By the Alliance of Decentralized Oracles</text:span></text:p>
                        <text:p><text:span text:style-name="T3"/></text:p>
                      </text:list-item>
                      <text:list-item>
                        <text:p><text:span text:style-name="T3">In reaction to the unpopularity of EIP-1154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9" draw:layer="layout" svg:width="14.2cm" svg:height="1.598cm" svg:x="4.4cm" svg:y="14.561cm">
          <draw:image xlink:href="Pictures/10000000000005840000009F764EB4DDB0DD48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Interoperability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Increasing difficulty</text:span></text:p>
                <text:list>
                  <text:list-item>
                    <text:p><text:span text:style-name="T3">Standard &lt; Manual interop. &lt; Automated interop.</text:span></text:p>
                    <text:p><text:span text:style-name="T3"/></text:p>
                  </text:list-item>
                </text:list>
              </text:list-item>
              <text:list-item>
                <text:p><text:span text:style-name="T3">Interoperating entities:</text:span></text:p>
                <text:list>
                  <text:list-item>
                    <text:p><text:span text:style-name="T3">smart contracts (SCs) in the same blockchain</text:span></text:p>
                  </text:list-item>
                  <text:list-item>
                    <text:p><text:span text:style-name="T3">SCs and oracle systems</text:span></text:p>
                  </text:list-item>
                  <text:list-item>
                    <text:p><text:span text:style-name="T3">SCs across distinct blockchains (through orac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Data provisioning trade-offs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3">Centralization VS Decentralization</text:span></text:p>
          </draw:text-box>
        </draw:frame>
        <draw:frame presentation:style-name="pr5" draw:text-style-name="P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On-chain VS Off-chain computa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onsequence of previous point: blockchains are more or less decentralized depending on the technolog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>
          <draw:text-box>
            <text:p><text:span text:style-name="T3">On-chain VS Off-chain computations</text:span></text:p>
          </draw:text-box>
        </draw:frame>
        <draw:frame presentation:style-name="pr5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3">ChainLink V2: Off-Chain Report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Midnightblue2" presentation:presentation-page-layout-name="AL2T1">
        <office:forms form:automatic-focus="false" form:apply-design-mode="false"/>
        <draw:frame presentation:style-name="pr7" draw:text-style-name="P5" draw:layer="layout" svg:width="13cm" svg:height="6cm" svg:x="7.5cm" svg:y="7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3" svg:font-family="CMBX12" style:font-pitch="variable"/>
    <style:font-face style:name="CMBX12" svg:font-family="CMBX12" style:font-adornments="Heavy" style:font-pitch="variable"/>
    <style:font-face style:name="FreeSans1" svg:font-family="FreeSans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9H12M28S</meta:editing-duration>
    <meta:editing-cycles>168</meta:editing-cycles>
    <meta:generator>LibreOffice/6.2.4.2$Windows_X86_64 LibreOffice_project/2412653d852ce75f65fbfa83fb7e7b669a126d64</meta:generator>
    <dc:title>Midnightblue</dc:title>
    <dc:date>2021-12-05T12:26:39.160000000</dc:date>
    <meta:document-statistic meta:object-count="133"/>
  </office:meta>
</office:document-meta>
</file>